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Englisch</text:p>
          </table:table-cell>
          <table:table-cell table:style-name="ce3" office:value-type="string" calcext:value-type="string">
            <text:p>Abk.</text:p>
          </table:table-cell>
          <table:table-cell table:style-name="ce3" office:value-type="string" calcext:value-type="string">
            <text:p>Deutsch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Kopf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Titel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Körper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Hauptteil</text:p>
          </table:table-cell>
        </table:table-row>
        <table:table-row table:style-name="ro1">
          <table:table-cell office:value-type="string" calcext:value-type="string">
            <text:p>headl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Überschrift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ular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/>
          <table:table-cell office:value-type="string" calcext:value-type="string">
            <text:p>Knopf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eilenumbruch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Hintergrund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Farbe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/>
          <table:table-cell office:value-type="string" calcext:value-type="string">
            <text:p>Schrift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Größe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roß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/>
          <table:table-cell office:value-type="string" calcext:value-type="string">
            <text:p>Boden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office:value-type="string" calcext:value-type="string">
            <text:p>Zufall</text:p>
          </table:table-cell>
        </table:table-row>
        <table:table-row table:style-name="ro1">
          <table:table-cell office:value-type="string" calcext:value-type="string">
            <text:p>querySelector</text:p>
          </table:table-cell>
          <table:table-cell/>
          <table:table-cell office:value-type="string" calcext:value-type="string">
            <text:p>Auswähler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Inhal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hinzufügen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Ereignis</text:p>
          </table:table-cell>
        </table:table-row>
        <table:table-row table:style-name="ro1">
          <table:table-cell office:value-type="string" calcext:value-type="string">
            <text:p>listener</text:p>
          </table:table-cell>
          <table:table-cell/>
          <table:table-cell office:value-type="string" calcext:value-type="string">
            <text:p>Aufpasser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Fenster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ün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eiß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schwarz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grau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ür</text:p>
          </table:table-cell>
        </table:table-row>
        <table:table-row table:style-name="ro1">
          <table:table-cell office:value-type="string" calcext:value-type="string">
            <text:p>Pre-formatte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bereits formatie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32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Langhof</meta:initial-creator>
    <meta:creation-date>2023-07-30T22:13:07.181170474</meta:creation-date>
    <dc:date>2023-08-02T07:49:00.422488243</dc:date>
    <dc:creator>Björn Langhof</dc:creator>
    <meta:editing-duration>PT25M41S</meta:editing-duration>
    <meta:editing-cycles>4</meta:editing-cycles>
    <meta:generator>LibreOffice/7.3.7.2$Linux_X86_64 LibreOffice_project/30$Build-2</meta:generator>
    <meta:printed-by>Björn Langhof</meta:printed-by>
    <meta:print-date>2023-08-02T07:48:50.249782937</meta:print-date>
    <meta:document-statistic meta:table-count="1" meta:cell-count="68" meta:object-count="0"/>
  </office:meta>
</office:document-meta>
</file>